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34pt" style:font-size-asian="3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34pt" style:font-size-asian="3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Consolas" fo:font-size="34pt" fo:font-weight="bold" style:font-size-asian="34pt" style:font-weight-asian="bold"/>
    </style:style>
    <style:style style:name="P5" style:family="paragraph" style:parent-style-name="Standard">
      <style:text-properties style:font-name="Consolas" fo:font-size="34pt" style:font-size-asian="3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34pt" style:font-size-asian="3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loext:opacity="100%" style:font-name="Consolas" fo:font-size="34pt" style:font-size-asian="34pt"/>
    </style:style>
    <style:style style:name="T2" style:family="text">
      <style:text-properties fo:color="#000000" loext:opacity="100%" style:font-name="Consolas" fo:font-size="34pt" style:font-size-asian="34pt"/>
    </style:style>
    <style:style style:name="T3" style:family="text">
      <style:text-properties fo:color="#0000ff" loext:opacity="100%" style:font-name="Consolas" fo:font-size="34pt" style:font-size-asian="34pt"/>
    </style:style>
    <style:style style:name="T4" style:family="text">
      <style:text-properties fo:color="#0000ff" loext:opacity="100%" style:font-name="Consolas" fo:font-size="34pt" style:font-size-asian="34pt"/>
    </style:style>
    <style:style style:name="T5" style:family="text">
      <style:text-properties fo:color="#800000" loext:opacity="100%" style:font-name="Consolas" fo:font-size="34pt" fo:font-weight="bold" style:font-size-asian="34pt" style:font-weight-asian="bold"/>
    </style:style>
    <style:style style:name="T6" style:family="text">
      <style:text-properties fo:color="#800000" loext:opacity="100%" style:font-name="Consolas" fo:font-size="34pt" fo:font-weight="bold" style:font-size-asian="34pt" style:font-weight-asian="bold"/>
    </style:style>
    <style:style style:name="T7" style:family="text">
      <style:text-properties fo:color="#000080" loext:opacity="100%" style:font-name="Consolas" fo:font-size="34pt" fo:font-weight="bold" style:font-size-asian="34pt" style:font-weight-asian="bold"/>
    </style:style>
    <style:style style:name="T8" style:family="text">
      <style:text-properties fo:color="#000080" loext:opacity="100%" style:font-name="Consolas" fo:font-size="34pt" fo:font-weight="bold" style:font-size-asian="34pt" style:font-weight-asian="bold"/>
    </style:style>
    <style:style style:name="T9" style:family="text">
      <style:text-properties fo:color="#ff0000" loext:opacity="100%" style:font-name="Consolas" fo:font-size="34pt" style:font-size-asian="34pt"/>
    </style:style>
    <style:style style:name="T10" style:family="text">
      <style:text-properties fo:color="#006464" loext:opacity="100%" style:font-name="Consolas" fo:font-size="34pt" style:font-size-asian="34pt"/>
    </style:style>
    <style:style style:name="T11" style:family="text">
      <style:text-properties fo:color="#006464" loext:opacity="100%" style:font-name="Consolas" fo:font-size="34pt" fo:font-style="italic" style:font-size-asian="34pt" style:font-style-asian="italic"/>
    </style:style>
    <style:style style:name="T12" style:family="text">
      <style:text-properties fo:color="#008000" loext:opacity="100%" style:font-name="Consolas" fo:font-size="34pt" fo:font-weight="bold" style:font-size-asian="34pt" style:font-weight-asian="bold"/>
    </style:style>
    <style:style style:name="T13" style:family="text">
      <style:text-properties fo:color="#008000" loext:opacity="100%" style:font-name="Consolas" fo:font-size="34pt" style:font-size-asian="34pt"/>
    </style:style>
    <style:style style:name="T14" style:family="text">
      <style:text-properties fo:color="#8e00c6" loext:opacity="100%" style:font-name="Consolas" fo:font-size="34pt" style:font-size-asian="34pt"/>
    </style:style>
    <style:style style:name="T15" style:family="text">
      <style:text-properties fo:color="#808080" loext:opacity="100%" style:font-name="Consolas" fo:font-size="34pt" style:font-size-asian="3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1. Mostrar la media del salario de los empleados cuyo oficio tenga </text:span><text:span text:style-name="T3">7</text:span><text:span text:style-name="T1"> caracteres</text:span></text:p>
      <text:p text:style-name="P1"><text:span text:style-name="T5">SELECT</text:span><text:span text:style-name="T1"> </text:span><text:span text:style-name="T7">AVG</text:span><text:span text:style-name="T1">(SAL) </text:span><text:span text:style-name="T5">FROM</text:span><text:span text:style-name="T1"> EMP</text:span></text:p>
      <text:p text:style-name="P1"><text:span text:style-name="T5">WHERE</text:span><text:span text:style-name="T1"> </text:span><text:span text:style-name="T7">LENGTH</text:span><text:span text:style-name="T1">(JOB) = </text:span><text:span text:style-name="T3">7</text:span><text:span text:style-name="T9">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12. Mostrar el nombre añadiendo un * por la derecha y dicho nombre añadiendo un asterisco</text:p>
      <text:p text:style-name="P3">por la izquierda a todos los empleados del dpto 10. En ambos casos se debe alcanzar una</text:p>
      <text:p text:style-name="P1"><text:span text:style-name="T1">longitud de </text:span><text:span text:style-name="T3">10</text:span><text:span text:style-name="T1"> caracteres.</text:span></text:p>
      <text:p text:style-name="P2"/>
      <text:p text:style-name="P4"><text:soft-page-break/>SELECT</text:p>
      <text:p text:style-name="P1"><text:span text:style-name="T7">RPAD</text:span><text:span text:style-name="T1">(</text:span><text:span text:style-name="T10">ENAME</text:span><text:span text:style-name="T1">, </text:span><text:span text:style-name="T3">10</text:span><text:span text:style-name="T1">, </text:span><text:span text:style-name="T12">'*'</text:span><text:span text:style-name="T1">) </text:span><text:span text:style-name="T5">as</text:span><text:span text:style-name="T1"> </text:span><text:span text:style-name="T12">'nombre DERECHA'</text:span><text:span text:style-name="T1">,</text:span></text:p>
      <text:p text:style-name="P1"><text:span text:style-name="T7">LPAD</text:span><text:span text:style-name="T1">(</text:span><text:span text:style-name="T10">ENAME</text:span><text:span text:style-name="T1">, </text:span><text:span text:style-name="T3">10</text:span><text:span text:style-name="T1">, </text:span><text:span text:style-name="T12">'*'</text:span><text:span text:style-name="T1">) </text:span><text:span text:style-name="T5">as</text:span><text:span text:style-name="T1"> </text:span><text:span text:style-name="T12">'nombre IZQUIERDA'</text:span></text:p>
      <text:p text:style-name="P1"><text:span text:style-name="T5">FROM</text:span><text:span text:style-name="T1"> </text:span><text:span text:style-name="T14">EMP</text:span></text:p>
      <text:p text:style-name="P1"><text:span text:style-name="T5">WHERE</text:span><text:span text:style-name="T1"> </text:span><text:span text:style-name="T10">DEPTNO</text:span><text:span text:style-name="T1"> = </text:span><text:span text:style-name="T3">10</text:span><text:span text:style-name="T9">;</text:span></text:p>
      <text:p text:style-name="P2"/>
      <text:p text:style-name="P1"><text:span text:style-name="T1">13.Eliminar los caracteres asterisco a las cadenas </text:span><text:span text:style-name="T12">'*****PEPITO'</text:span><text:span text:style-name="T1">, </text:span><text:span text:style-name="T12">'MANOLITA*****'</text:span><text:span text:style-name="T1"> y a la</text:span></text:p>
      <text:p text:style-name="P1"><text:span text:style-name="T1">cadena de caracteres </text:span><text:span text:style-name="T12">'*******LOLO*****'</text:span><text:span text:style-name="T1"> (</text:span><text:span text:style-name="T5">FROM</text:span><text:span text:style-name="T1"> </text:span><text:span text:style-name="T5">DUAL</text:span><text:span text:style-name="T1">)</text:span></text:p>
      <text:p text:style-name="P4">SELECT</text:p>
      <text:p text:style-name="P1"><text:span text:style-name="T7">TRIM</text:span><text:span text:style-name="T1">(</text:span><text:span text:style-name="T5">LEADING</text:span><text:span text:style-name="T1"> </text:span><text:span text:style-name="T12">'*'</text:span><text:span text:style-name="T1"> </text:span><text:span text:style-name="T5">FROM</text:span><text:span text:style-name="T1"> </text:span><text:soft-page-break/><text:span text:style-name="T12">'*****PEPITO'</text:span><text:span text:style-name="T1">),</text:span></text:p>
      <text:p text:style-name="P1"><text:span text:style-name="T7">TRIM</text:span><text:span text:style-name="T1">(</text:span><text:span text:style-name="T5">TRAILING</text:span><text:span text:style-name="T1"> </text:span><text:span text:style-name="T12">'*'</text:span><text:span text:style-name="T1"> </text:span><text:span text:style-name="T5">FROM</text:span><text:span text:style-name="T1"> </text:span><text:span text:style-name="T12">'MANOLITA*****'</text:span><text:span text:style-name="T1">),</text:span></text:p>
      <text:p text:style-name="P1"><text:span text:style-name="T7">TRIM</text:span><text:span text:style-name="T1">(</text:span><text:span text:style-name="T5">BOTH</text:span><text:span text:style-name="T1"> </text:span><text:span text:style-name="T12">'*'</text:span><text:span text:style-name="T1"> <text:s/></text:span><text:span text:style-name="T5">FROM</text:span><text:span text:style-name="T1"> </text:span><text:span text:style-name="T12">'*******LOLO*****'</text:span><text:span text:style-name="T1">)</text:span></text:p>
      <text:p text:style-name="P1"><text:span text:style-name="T5">FROM</text:span><text:span text:style-name="T1"> </text:span><text:span text:style-name="T5">DUAL</text:span><text:span text:style-name="T9">;</text:span></text:p>
      <text:p text:style-name="P2"/>
      <text:p text:style-name="P2"/>
      <text:p text:style-name="P2"/>
      <text:p text:style-name="P1"><text:span text:style-name="T1">14. Mostrar la fecha correspondiente a cinco meses después de la fecha del sistema. (</text:span><text:span text:style-name="T5">FROM</text:span><text:span text:style-name="T1"> </text:span><text:span text:style-name="T5">DUAL</text:span><text:span text:style-name="T1">)</text:span></text:p>
      <text:p text:style-name="P1"><text:span text:style-name="T5">select</text:span><text:span text:style-name="T1"> </text:span><text:span text:style-name="T7">sysdate</text:span><text:span text:style-name="T1">() + </text:span><text:span text:style-name="T5">interval</text:span><text:span text:style-name="T1"> </text:span><text:span text:style-name="T12">'5'</text:span><text:span text:style-name="T1"> </text:span><text:span text:style-name="T5">month</text:span><text:span text:style-name="T1"> </text:span><text:span text:style-name="T5">from</text:span><text:span text:style-name="T1"> </text:span><text:span text:style-name="T5">DUAL</text:span><text:span text:style-name="T1"> </text:span></text:p>
      <text:p text:style-name="P1"><text:span text:style-name="T5">select</text:span><text:span text:style-name="T1"> </text:span><text:span text:style-name="T7">DATE_ADD</text:span><text:span text:style-name="T1">(</text:span><text:span text:style-name="T7">sysdate</text:span><text:span text:style-name="T1">(), </text:span><text:soft-page-break/><text:span text:style-name="T5">interval</text:span><text:span text:style-name="T1"> </text:span><text:span text:style-name="T3">5</text:span><text:span text:style-name="T1"> </text:span><text:span text:style-name="T5">MONTH</text:span><text:span text:style-name="T1">) </text:span><text:span text:style-name="T5">from</text:span><text:span text:style-name="T1"> </text:span><text:span text:style-name="T5">dual</text:span><text:span text:style-name="T9">;</text:span></text:p>
      <text:p text:style-name="P2"/>
      <text:p text:style-name="P3"><text:s text:c="2"/></text:p>
      <text:p text:style-name="P2"/>
      <text:p text:style-name="P1"><text:span text:style-name="T1">15. Mostrar el último día de este mes. (</text:span><text:span text:style-name="T5">FROM</text:span><text:span text:style-name="T1"> </text:span><text:span text:style-name="T5">DUAL</text:span><text:span text:style-name="T1">)</text:span></text:p>
      <text:p text:style-name="P2"/>
      <text:p text:style-name="P1"><text:span text:style-name="T5">SELECT</text:span><text:span text:style-name="T1"> LAST_DAY(</text:span><text:span text:style-name="T7">SYSDATE</text:span><text:span text:style-name="T1">()) </text:span><text:span text:style-name="T5">FROM</text:span><text:span text:style-name="T1"> </text:span><text:span text:style-name="T5">DUAL</text:span><text:span text:style-name="T9">;</text:span></text:p>
      <text:p text:style-name="P2"/>
      <text:p text:style-name="P2"/>
      <text:p text:style-name="P1"><text:span text:style-name="T1">16. Mostrar cuantos meses llevan trabajando los empleados cuyo oficio es MANAGER. Redondear el resultado a dos </text:span><text:soft-page-break/><text:span text:style-name="T1">decimales.</text:span></text:p>
      <text:p text:style-name="P2"/>
      <text:p text:style-name="P2"/>
      <text:p text:style-name="P1"><text:span text:style-name="T5">select</text:span><text:span text:style-name="T1"> </text:span><text:span text:style-name="T10">ename</text:span><text:span text:style-name="T1">, </text:span><text:span text:style-name="T7">round</text:span><text:span text:style-name="T1">(timestampdiff(</text:span><text:span text:style-name="T5">month</text:span><text:span text:style-name="T1">, </text:span><text:span text:style-name="T10">hiredate</text:span><text:span text:style-name="T1">, </text:span><text:span text:style-name="T7">sysdate</text:span><text:span text:style-name="T1">()),</text:span><text:span text:style-name="T3">2</text:span><text:span text:style-name="T1">)</text:span></text:p>
      <text:p text:style-name="P1"><text:span text:style-name="T5">from</text:span><text:span text:style-name="T1"> </text:span><text:span text:style-name="T14">emp</text:span></text:p>
      <text:p text:style-name="P1"><text:span text:style-name="T5">where</text:span><text:span text:style-name="T1"> </text:span><text:span text:style-name="T10">job</text:span><text:span text:style-name="T1"> = </text:span><text:span text:style-name="T12">'MANAGER'</text:span></text:p>
      <text:p text:style-name="P2"/>
      <text:p text:style-name="P1"><text:span text:style-name="T5">select</text:span><text:span text:style-name="T1"> </text:span><text:span text:style-name="T10">ename</text:span><text:span text:style-name="T1">, </text:span></text:p>
      <text:p text:style-name="P1"><text:span text:style-name="T7">round</text:span><text:span text:style-name="T1">((</text:span><text:span text:style-name="T7">extract</text:span><text:span text:style-name="T1">(</text:span><text:span text:style-name="T7">year</text:span><text:span text:style-name="T1"> </text:span><text:span text:style-name="T5">from</text:span><text:span text:style-name="T1"> </text:span><text:span text:style-name="T7">sysdate</text:span><text:span text:style-name="T1">()) - </text:span><text:span text:style-name="T7">extract</text:span><text:span text:style-name="T1">(</text:span><text:span text:style-name="T7">year</text:span><text:span text:style-name="T1"> </text:span><text:span text:style-name="T5">from</text:span><text:span text:style-name="T1"> hiredate))*</text:span><text:span text:style-name="T3">12</text:span><text:span text:style-name="T1">,</text:span><text:span text:style-name="T3">2</text:span><text:span text:style-name="T1">) </text:span></text:p>
      <text:p text:style-name="P1"><text:span text:style-name="T5">from</text:span><text:span text:style-name="T1"> </text:span><text:span text:style-name="T14">emp</text:span><text:span text:style-name="T1"> </text:span></text:p>
      <text:p text:style-name="P1"><text:span text:style-name="T5">where</text:span><text:span text:style-name="T1"> </text:span><text:span text:style-name="T10">job</text:span><text:span text:style-name="T1"> = </text:span><text:span text:style-name="T12">'MANAGER'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17. <text:s/>Mostrar cuantos meses, años y trienios cumplidos llevan trabajando los empleados cuyo</text:p>
      <text:p text:style-name="P3">oficio es MANAGER. Redondear el resultado a dos decimales.</text:p>
      <text:p text:style-name="P2"/>
      <text:p text:style-name="P1"><text:span text:style-name="T5">select</text:span><text:span text:style-name="T1"> </text:span><text:span text:style-name="T10">ename</text:span><text:span text:style-name="T1">, </text:span></text:p>
      <text:p text:style-name="P1"><text:span text:style-name="T7">round</text:span><text:span text:style-name="T1">(timestampdiff(</text:span><text:span text:style-name="T5">month</text:span><text:span text:style-name="T1">, </text:span><text:span text:style-name="T10">hiredate</text:span><text:span text:style-name="T1">, </text:span><text:span text:style-name="T7">sysdate</text:span><text:span text:style-name="T1">()),</text:span><text:span text:style-name="T3">2</text:span><text:span text:style-name="T1">) </text:span><text:span text:style-name="T5">as</text:span><text:span text:style-name="T1"> </text:span><text:span text:style-name="T11">MESES</text:span><text:span text:style-name="T1">,</text:span></text:p>
      <text:p text:style-name="P1"><text:span text:style-name="T7">round</text:span><text:span text:style-name="T1">(timestampdiff(</text:span><text:span text:style-name="T5">YEAR</text:span><text:span text:style-name="T1">, </text:span><text:span text:style-name="T10">hiredate</text:span><text:span text:style-name="T1">, </text:span><text:span text:style-name="T7">sysdate</text:span><text:span text:style-name="T1">()),</text:span><text:span text:style-name="T3">2</text:span><text:span text:style-name="T1">) </text:span><text:soft-page-break/><text:span text:style-name="T5">as</text:span><text:span text:style-name="T1"> </text:span><text:span text:style-name="T11">A</text:span><text:span text:style-name="T1">ÑOS,</text:span></text:p>
      <text:p text:style-name="P1"><text:span text:style-name="T7">round</text:span><text:span text:style-name="T1">((timestampdiff(</text:span><text:span text:style-name="T5">YEAR</text:span><text:span text:style-name="T1">, </text:span><text:span text:style-name="T10">hiredate</text:span><text:span text:style-name="T1">, </text:span><text:span text:style-name="T7">sysdate</text:span><text:span text:style-name="T1">()))/</text:span><text:span text:style-name="T3">3</text:span><text:span text:style-name="T1">,</text:span><text:span text:style-name="T3">2</text:span><text:span text:style-name="T1">) </text:span><text:span text:style-name="T5">as</text:span><text:span text:style-name="T1"> </text:span><text:span text:style-name="T11">TRIENIOS</text:span></text:p>
      <text:p text:style-name="P1"><text:span text:style-name="T5">from</text:span><text:span text:style-name="T1"> </text:span><text:span text:style-name="T14">emp</text:span></text:p>
      <text:p text:style-name="P1"><text:span text:style-name="T5">where</text:span><text:span text:style-name="T1"> </text:span><text:span text:style-name="T10">job</text:span><text:span text:style-name="T1"> = </text:span><text:span text:style-name="T12">'MANAGER'</text:span></text:p>
      <text:p text:style-name="P2"/>
      <text:p text:style-name="P2"/>
      <text:p text:style-name="P2"/>
      <text:p text:style-name="P3"><text:s/></text:p>
      <text:p text:style-name="P3"><text:s/>19. Mostrar para todos los empleados que sean CLERK la fecha de ingreso, diez días mas y diez</text:p>
      <text:p text:style-name="P3">días menos</text:p>
      <text:p text:style-name="P1"><text:span text:style-name="T5">select</text:span><text:span text:style-name="T1"> ename, </text:span></text:p>
      <text:p text:style-name="P3"><text:soft-page-break/>hiredate,</text:p>
      <text:p text:style-name="P1"><text:span text:style-name="T7">date_add</text:span><text:span text:style-name="T1">(hiredate, </text:span><text:span text:style-name="T5">interval</text:span><text:span text:style-name="T1"> </text:span><text:span text:style-name="T3">10</text:span><text:span text:style-name="T1"> </text:span><text:span text:style-name="T5">day</text:span><text:span text:style-name="T1">) </text:span><text:span text:style-name="T5">as</text:span><text:span text:style-name="T1"> </text:span><text:span text:style-name="T12">'10 dias mas'</text:span><text:span text:style-name="T1">,</text:span></text:p>
      <text:p text:style-name="P1"><text:span text:style-name="T7">date_add</text:span><text:span text:style-name="T1">(hiredate, </text:span><text:span text:style-name="T5">interval</text:span><text:span text:style-name="T1"> -</text:span><text:span text:style-name="T3">10</text:span><text:span text:style-name="T1"> </text:span><text:span text:style-name="T5">day</text:span><text:span text:style-name="T1">) </text:span><text:span text:style-name="T5">as</text:span><text:span text:style-name="T1"> </text:span><text:span text:style-name="T12">'10 dias menos'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job = </text:span><text:span text:style-name="T12">'CLERK'</text:span></text:p>
      <text:p text:style-name="P2"/>
      <text:p text:style-name="P2"/>
      <text:p text:style-name="P1"><text:span text:style-name="T5">select</text:span><text:span text:style-name="T1"> ename, </text:span></text:p>
      <text:p text:style-name="P3">hiredate,</text:p>
      <text:p text:style-name="P1"><text:span text:style-name="T7">date_add</text:span><text:span text:style-name="T1">(hiredate, </text:span><text:span text:style-name="T5">interval</text:span><text:span text:style-name="T1"> </text:span><text:span text:style-name="T3">10</text:span><text:span text:style-name="T1"> </text:span><text:span text:style-name="T5">day</text:span><text:span text:style-name="T1">) </text:span><text:span text:style-name="T5">as</text:span><text:span text:style-name="T1"> </text:span><text:span text:style-name="T12">'10 dias mas'</text:span><text:span text:style-name="T1">,</text:span></text:p>
      <text:p text:style-name="P1"><text:span text:style-name="T7">date_sub</text:span><text:span text:style-name="T1">(hiredate, </text:span><text:span text:style-name="T5">interval</text:span><text:span text:style-name="T1"> </text:span><text:span text:style-name="T3">10</text:span><text:span text:style-name="T1"> </text:span><text:span text:style-name="T5">day</text:span><text:span text:style-name="T1">) </text:span><text:span text:style-name="T5">as</text:span><text:span text:style-name="T1"> </text:span><text:span text:style-name="T12">'10 </text:span><text:soft-page-break/><text:span text:style-name="T12">dias menos'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job = </text:span><text:span text:style-name="T12">'CLERK'</text:span></text:p>
      <text:p text:style-name="P2"/>
      <text:p text:style-name="P2"/>
      <text:p text:style-name="P2"/>
      <text:p text:style-name="P4">SELECT</text:p>
      <text:p text:style-name="P3">ENAME,</text:p>
      <text:p text:style-name="P3">HIREDATE,</text:p>
      <text:p text:style-name="P1"><text:span text:style-name="T1">HIREDATE + </text:span><text:span text:style-name="T3">10</text:span><text:span text:style-name="T1"> </text:span><text:span text:style-name="T7">"HIR+10"</text:span><text:span text:style-name="T1">,</text:span></text:p>
      <text:p text:style-name="P1"><text:span text:style-name="T1">HIREDATE - </text:span><text:span text:style-name="T3">10</text:span><text:span text:style-name="T1"> </text:span><text:span text:style-name="T7">"HIR-10"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JOB = </text:span><text:span text:style-name="T12">'CLERK'</text:span></text:p>
      <text:p text:style-name="P2"/>
      <text:p text:style-name="P1"><text:span text:style-name="T1">20. Mostrar un listado con el nombre, salario y comisión de los empleados del dpto 30. si </text:span><text:span text:style-name="T5">no</text:span></text:p>
      <text:p text:style-name="P1"><text:soft-page-break/><text:span text:style-name="T1">tiene comisión, poner </text:span><text:span text:style-name="T3">0</text:span></text:p>
      <text:p text:style-name="P4">SELECT</text:p>
      <text:p text:style-name="P3">ENAME,</text:p>
      <text:p text:style-name="P3">SAL,</text:p>
      <text:p text:style-name="P1"><text:span text:style-name="T7">ifnull</text:span><text:span text:style-name="T1">(COMM, </text:span><text:span text:style-name="T3">0</text:span><text:span text:style-name="T1">) COMISIÓN,</text:span></text:p>
      <text:p text:style-name="P1"><text:span text:style-name="T7">Coalesce</text:span><text:span text:style-name="T1">(COMM, </text:span><text:span text:style-name="T3">0</text:span><text:span text:style-name="T1">) COMISIÓNCoalesce </text:span><text:span text:style-name="T15">###tambien se puede hacer con coalesce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DEPTNO = </text:span><text:span text:style-name="T3">30</text:span><text:span text:style-name="T9">;</text:span></text:p>
      <text:p text:style-name="P2"/>
      <text:p text:style-name="P3">21. Mostrar un listado con el nombre, salario, comisión y el total de lo que va a cobrar de los</text:p>
      <text:p text:style-name="P1"><text:span text:style-name="T1">empleados del dpto 30. si </text:span><text:span text:style-name="T5">no</text:span><text:span text:style-name="T1"> tiene comisión, poner </text:span><text:soft-page-break/><text:span text:style-name="T1">‘---’</text:span></text:p>
      <text:p text:style-name="P1"><text:span text:style-name="T5">SELECT</text:span><text:span text:style-name="T1"> </text:span></text:p>
      <text:p text:style-name="P1"><text:span text:style-name="T1"><text:s text:c="4"/>ENAME </text:span><text:span text:style-name="T5">AS</text:span><text:span text:style-name="T1"> Nombre,</text:span></text:p>
      <text:p text:style-name="P1"><text:span text:style-name="T1"><text:s text:c="4"/>SAL </text:span><text:span text:style-name="T5">AS</text:span><text:span text:style-name="T1"> Salario,</text:span></text:p>
      <text:p text:style-name="P1"><text:span text:style-name="T1"><text:s text:c="4"/></text:span><text:span text:style-name="T7">COALESCE</text:span><text:span text:style-name="T1">(COMM, </text:span><text:span text:style-name="T12">'---'</text:span><text:span text:style-name="T1">) </text:span><text:span text:style-name="T5">AS</text:span><text:span text:style-name="T1"> Comisión,</text:span></text:p>
      <text:p text:style-name="P1"><text:span text:style-name="T1"><text:s text:c="4"/></text:span><text:span text:style-name="T7">COALESCE</text:span><text:span text:style-name="T1">(SAL + COMM, SAL) </text:span><text:span text:style-name="T5">AS</text:span><text:span text:style-name="T1"> Total</text:span></text:p>
      <text:p text:style-name="P1"><text:span text:style-name="T5">FROM</text:span><text:span text:style-name="T1"> </text:span></text:p>
      <text:p text:style-name="P3"><text:s text:c="4"/>EMP</text:p>
      <text:p text:style-name="P1"><text:span text:style-name="T5">WHERE</text:span><text:span text:style-name="T1"> </text:span></text:p>
      <text:p text:style-name="Standard"><text:span text:style-name="T1"><text:s text:c="4"/>DEPTNO = </text:span><text:span text:style-name="T3">30</text:span><text:span text:style-name="T9">;</text:span></text:p>
      <text:p text:style-name="Standard"><text:span text:style-name="T9"/></text:p>
      <text:p text:style-name="P5"><text:span text:style-name="T9"/></text:p>
      <text:p text:style-name="P1"><text:span text:style-name="T1"><text:s/>Mostrar el nombre la fecha y la fecha en formato </text:span><text:span text:style-name="T13">'DD-MM-YYYY'</text:span><text:span text:style-name="T1"> de todos empleados que</text:span></text:p>
      <text:p text:style-name="P1"><text:soft-page-break/><text:span text:style-name="T1">sean CLERK</text:span></text:p>
      <text:p text:style-name="P2"/>
      <text:p text:style-name="P1"><text:span text:style-name="T5">select</text:span><text:span text:style-name="T1"> ename,</text:span></text:p>
      <text:p text:style-name="P1"><text:span text:style-name="T1">hiredate </text:span><text:span text:style-name="T5">as</text:span><text:span text:style-name="T1"> FECHA,</text:span></text:p>
      <text:p text:style-name="P1"><text:span text:style-name="T7">date_format</text:span><text:span text:style-name="T1">(hiredate, </text:span><text:span text:style-name="T13">'%d-%m-%Y'</text:span><text:span text:style-name="T1">) </text:span><text:span text:style-name="T5">as</text:span><text:span text:style-name="T1"> FECHA_FORMATEADA</text:span></text:p>
      <text:p text:style-name="P1"><text:span text:style-name="T5">from</text:span><text:span text:style-name="T1"> emp </text:span></text:p>
      <text:p text:style-name="P1"><text:span text:style-name="T5">where</text:span><text:span text:style-name="T1"> job = </text:span><text:span text:style-name="T13">'CLERK'</text:span></text:p>
      <text:p text:style-name="P2"/>
      <text:p text:style-name="P1"><text:span text:style-name="T1"><text:s/>24. Mostrar el nombre y la fecha de entrada de los empleados que han entrado en la empresa en</text:span></text:p>
      <text:p text:style-name="P1"><text:span text:style-name="T1">el mes de Febrero.</text:span></text:p>
      <text:p text:style-name="P2"/>
      <text:p text:style-name="P1"><text:span text:style-name="T5">select</text:span><text:span text:style-name="T1"> ename,</text:span></text:p>
      <text:p text:style-name="P1"><text:span text:style-name="T1">hiredate </text:span></text:p>
      <text:p text:style-name="P1"><text:soft-page-break/><text:span text:style-name="T5">from</text:span><text:span text:style-name="T1"> emp </text:span></text:p>
      <text:p text:style-name="P1"><text:span text:style-name="T5">where</text:span><text:span text:style-name="T1"> </text:span><text:span text:style-name="T7">month</text:span><text:span text:style-name="T1">(hiredate) = </text:span><text:span text:style-name="T13">'02'</text:span></text:p>
      <text:p text:style-name="P2"/>
      <text:p text:style-name="P2"/>
      <text:p text:style-name="P1"><text:span text:style-name="T1">25. Igual que en el caso anterior, pero solo se puede comparar con la cadena de texto </text:span><text:span text:style-name="T13">'FEB'</text:span></text:p>
      <text:p text:style-name="P2"/>
      <text:p text:style-name="P1"><text:span text:style-name="T5">select</text:span><text:span text:style-name="T1"> ename,</text:span></text:p>
      <text:p text:style-name="P1"><text:span text:style-name="T1">hiredate,</text:span></text:p>
      <text:p text:style-name="P1"><text:span text:style-name="T7">monthname</text:span><text:span text:style-name="T1">(hiredate)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</text:span><text:span text:style-name="T7">UPPER</text:span><text:span text:style-name="T1">(</text:span><text:span text:style-name="T7">monthname</text:span><text:span text:style-name="T1">(hiredate)) </text:span><text:span text:style-name="T5">like</text:span><text:span text:style-name="T1"> </text:span><text:span text:style-name="T13">'FEB%'</text:span></text:p>
      <text:p text:style-name="P2"/>
      <text:p text:style-name="P1"><text:soft-page-break/><text:span text:style-name="T1">26. ¿Cuantos empleados entraron a trabajar un Viernes?.</text:span></text:p>
      <text:p text:style-name="P2"/>
      <text:p text:style-name="P1"><text:span text:style-name="T5">select</text:span><text:span text:style-name="T1"> </text:span><text:span text:style-name="T7">count</text:span><text:span text:style-name="T1">(*) </text:span><text:span text:style-name="T5">as</text:span><text:span text:style-name="T1"> numEm</text:span></text:p>
      <text:p text:style-name="P1"><text:span text:style-name="T5">from</text:span><text:span text:style-name="T1"> emp</text:span></text:p>
      <text:p text:style-name="P1"><text:span text:style-name="T5">where</text:span><text:span text:style-name="T1"> </text:span><text:span text:style-name="T7">dayname</text:span><text:span text:style-name="T1">(hiredate) = </text:span><text:span text:style-name="T13">'FRIDAY'</text:span></text:p>
      <text:p text:style-name="P2"/>
      <text:p text:style-name="P2"/>
      <text:p text:style-name="P2"/>
      <text:p text:style-name="P2"/>
      <text:p text:style-name="P1"><text:span text:style-name="T1">27.Hacer un listado de los nombres de empleado que tienen un letra A, una letra C o bien tiene</text:span></text:p>
      <text:p text:style-name="P1"><text:span text:style-name="T1">las dos letras. El resultado son dos </text:span><text:soft-page-break/><text:span text:style-name="T1">columnas una con el resultado en cuestión y otra con una explicación: </text:span><text:span text:style-name="T13">'TIENE UNA A'</text:span><text:span text:style-name="T1">, </text:span><text:span text:style-name="T13">'TIENE UNA C'</text:span><text:span text:style-name="T1">, </text:span><text:span text:style-name="T13">'TIENE AMBAS LETRAS'</text:span></text:p>
      <text:p text:style-name="P2"/>
      <text:p text:style-name="P1"><text:span text:style-name="T5">select</text:span><text:span text:style-name="T1"> </text:span></text:p>
      <text:p text:style-name="P1"><text:span text:style-name="T1">ename,</text:span></text:p>
      <text:p text:style-name="P1"><text:span text:style-name="T5">case</text:span><text:span text:style-name="T1"> </text:span></text:p>
      <text:p text:style-name="P1"><text:span text:style-name="T1"><text:tab/></text:span><text:span text:style-name="T5">when</text:span><text:span text:style-name="T1"> ename </text:span><text:span text:style-name="T5">like</text:span><text:span text:style-name="T1"> </text:span><text:span text:style-name="T13">'%A%C%'</text:span><text:span text:style-name="T1"> </text:span><text:span text:style-name="T5">or</text:span><text:span text:style-name="T1"> ename </text:span><text:span text:style-name="T5">like</text:span><text:span text:style-name="T1"> </text:span><text:span text:style-name="T13">'%C%A%'</text:span><text:span text:style-name="T1"> </text:span><text:span text:style-name="T5">then</text:span><text:span text:style-name="T1"> </text:span><text:span text:style-name="T13">'TIENE AMBAS'</text:span></text:p>
      <text:p text:style-name="P1"><text:span text:style-name="T1"><text:tab/></text:span><text:span text:style-name="T5">when</text:span><text:span text:style-name="T1"> ename </text:span><text:span text:style-name="T5">like</text:span><text:span text:style-name="T1"> </text:span><text:span text:style-name="T13">'%A%'</text:span><text:span text:style-name="T1"> then </text:span><text:span text:style-name="T13">'TIENE UNA A'</text:span></text:p>
      <text:p text:style-name="P1"><text:span text:style-name="T1"><text:tab/></text:span><text:span text:style-name="T5">when</text:span><text:span text:style-name="T1"> ename </text:span><text:span text:style-name="T5">like</text:span><text:span text:style-name="T1"> </text:span><text:span text:style-name="T13">'%C%'</text:span><text:span text:style-name="T1"> </text:span><text:span text:style-name="T5">then</text:span><text:span text:style-name="T1"> </text:span><text:span text:style-name="T13">'TIENE UNA C'</text:span></text:p>
      <text:p text:style-name="P1"><text:span text:style-name="T1"><text:tab/></text:span></text:p>
      <text:p text:style-name="P1"><text:span text:style-name="T1"><text:tab/></text:span><text:span text:style-name="T5">else</text:span><text:span text:style-name="T1"> </text:span><text:span text:style-name="T13">'NINGUNA'</text:span></text:p>
      <text:p text:style-name="P1"><text:soft-page-break/><text:span text:style-name="T5">end</text:span><text:span text:style-name="T1"> </text:span><text:span text:style-name="T5">as</text:span><text:span text:style-name="T1"> letras</text:span></text:p>
      <text:p text:style-name="P1"><text:span text:style-name="T5">from</text:span><text:span text:style-name="T1"> emp</text:span></text:p>
      <text:p text:style-name="P2"/>
      <text:p text:style-name="P1"><text:span text:style-name="T1">28. Mostrar un listado con el nombre, fecha de entrada y la cadena </text:span><text:span text:style-name="T13">'PRIMER TRAMO'</text:span><text:span text:style-name="T1">, si</text:span></text:p>
      <text:p text:style-name="P1"><text:span text:style-name="T1">entraron a trabajar desde Enero a Junio, </text:span><text:span text:style-name="T13">'SEGUNDO TRAMO'</text:span><text:span text:style-name="T1"> si entraron a trabajar desde</text:span></text:p>
      <text:p text:style-name="P1"><text:span text:style-name="T1">Julio a Octubre </text:span><text:span text:style-name="T13">'TERCER TRAMO'</text:span><text:span text:style-name="T1"> y en caso contrario.</text:span></text:p>
      <text:p text:style-name="P2"/>
      <text:p text:style-name="P2"/>
      <text:p text:style-name="P1"><text:span text:style-name="T5">select</text:span><text:span text:style-name="T1"> </text:span></text:p>
      <text:p text:style-name="P1"><text:span text:style-name="T1">ename,</text:span></text:p>
      <text:p text:style-name="P1"><text:soft-page-break/><text:span text:style-name="T1">hiredate,</text:span></text:p>
      <text:p text:style-name="P1"><text:span text:style-name="T5">case</text:span><text:span text:style-name="T1"> </text:span></text:p>
      <text:p text:style-name="P1"><text:span text:style-name="T1"><text:tab/></text:span><text:span text:style-name="T5">when</text:span><text:span text:style-name="T1"> </text:span><text:span text:style-name="T7">month</text:span><text:span text:style-name="T1">(hiredate) </text:span><text:span text:style-name="T5">between</text:span><text:span text:style-name="T1"> </text:span><text:span text:style-name="T3">1</text:span><text:span text:style-name="T1"> </text:span><text:span text:style-name="T5">and</text:span><text:span text:style-name="T1"> </text:span><text:span text:style-name="T3">6</text:span><text:span text:style-name="T1"> </text:span><text:span text:style-name="T5">then</text:span><text:span text:style-name="T1"> </text:span><text:span text:style-name="T13">'PRIMER TRAMO'</text:span></text:p>
      <text:p text:style-name="P1"><text:span text:style-name="T1"><text:tab/></text:span><text:span text:style-name="T5">when</text:span><text:span text:style-name="T1"> </text:span><text:span text:style-name="T7">month</text:span><text:span text:style-name="T1">(hiredate) </text:span><text:span text:style-name="T5">between</text:span><text:span text:style-name="T1"> </text:span><text:span text:style-name="T3">7</text:span><text:span text:style-name="T1"> </text:span><text:span text:style-name="T5">and</text:span><text:span text:style-name="T1"> </text:span><text:span text:style-name="T3">10</text:span><text:span text:style-name="T1"> </text:span><text:span text:style-name="T5">then</text:span><text:span text:style-name="T1"> </text:span><text:span text:style-name="T13">'SEGUNDO TRAMO'</text:span></text:p>
      <text:p text:style-name="P1"><text:span text:style-name="T1"><text:tab/></text:span><text:span text:style-name="T5">else</text:span><text:span text:style-name="T1"> </text:span><text:span text:style-name="T13">'TERCER TRAMO'</text:span></text:p>
      <text:p text:style-name="P1"><text:span text:style-name="T1"><text:tab/></text:span></text:p>
      <text:p text:style-name="P1"><text:span text:style-name="T5">end</text:span><text:span text:style-name="T1"> </text:span><text:span text:style-name="T5">as</text:span><text:span text:style-name="T1"> tramos</text:span></text:p>
      <text:p text:style-name="P1"><text:span text:style-name="T5">from</text:span><text:span text:style-name="T1"> emp</text:span></text:p>
      <text:p text:style-name="P1"><text:span text:style-name="T5">end</text:span></text:p>
      <text:p text:style-name="P2"/>
      <text:p text:style-name="P1"><text:span text:style-name="T1">29. Mostrar la suma del salario de los empleados cuyo salario es superior a 1.800.</text:span></text:p>
      <text:p text:style-name="P2"><text:soft-page-break/></text:p>
      <text:p text:style-name="P1"><text:span text:style-name="T5">select</text:span><text:span text:style-name="T1"> </text:span><text:span text:style-name="T7">sum</text:span><text:span text:style-name="T1">(sal) </text:span><text:span text:style-name="T5">from</text:span><text:span text:style-name="T1"> emp </text:span><text:span text:style-name="T5">where</text:span><text:span text:style-name="T1"> sal &gt; </text:span><text:span text:style-name="T3">1800</text:span></text:p>
      <text:p text:style-name="P2"/>
      <text:p text:style-name="P1"><text:span text:style-name="T1">30. ¿Cuantos oficios diferentes hay en el dpto </text:span><text:span text:style-name="T3">10</text:span><text:span text:style-name="T1">?.</text:span></text:p>
      <text:p text:style-name="P2"/>
      <text:p text:style-name="P1"><text:span text:style-name="T5">select</text:span><text:span text:style-name="T1"> </text:span><text:span text:style-name="T7">count</text:span><text:span text:style-name="T1">(</text:span><text:span text:style-name="T5">distinct</text:span><text:span text:style-name="T1"> job) </text:span><text:span text:style-name="T5">from</text:span><text:span text:style-name="T1"> emp </text:span><text:span text:style-name="T5">where</text:span><text:span text:style-name="T1"> deptno=</text:span><text:span text:style-name="T3">10</text:span></text:p>
      <text:p text:style-name="P2"/>
      <text:p text:style-name="P2"/>
      <text:p text:style-name="P1"><text:span text:style-name="T1">31. Mostrar la media del salario de los empleados cuyo oficio tenga </text:span><text:span text:style-name="T3">7</text:span><text:span text:style-name="T1"> caracteres.</text:span></text:p>
      <text:p text:style-name="P2"/>
      <text:p text:style-name="P1"><text:soft-page-break/><text:span text:style-name="T5">select</text:span><text:span text:style-name="T1"> </text:span><text:span text:style-name="T7">avg</text:span><text:span text:style-name="T1">(sal) </text:span><text:span text:style-name="T5">as</text:span><text:span text:style-name="T1"> medio </text:span><text:span text:style-name="T5">from</text:span><text:span text:style-name="T1"> emp </text:span><text:span text:style-name="T5">where</text:span><text:span text:style-name="T1"> </text:span><text:span text:style-name="T7">length</text:span><text:span text:style-name="T1">(job) = </text:span><text:span text:style-name="T3">7</text:span></text:p>
      <text:p text:style-name="P2"/>
      <text:p text:style-name="Standard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5T11:01:02.828000000</dc:date>
    <meta:editing-duration>PT1M2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0" meta:paragraph-count="137" meta:word-count="757" meta:character-count="4687" meta:non-whitespace-character-count="4007"/>
  </office:meta>
</office:document-meta>
</file>